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6</text:span></text:p>
      <text:p text:style-name="P3"/>
      <text:p text:style-name="P8"/>
      <text:p text:style-name="P10">1. Системные требования</text:p>
      <text:p text:style-name="P9"/>
      <text:p text:style-name="P6"><text:span text:style-name="T4">Только</text:span> <text:bookmark-start text:name="Системные требования"/><text:bookmark-start text:name="1 Системные требования"/>P<text:bookmark-end text:name="Системные требования"/><text:bookmark-end text:name="1 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11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4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2"/>
      <text:p text:style-name="P4">-----------------------------------------------------------------------------------------------------------------------------</text:p>
      <text:p text:style-name="P20"/>
      <text:p text:style-name="P21">3. Клавиши управления.</text:p>
      <text:p text:style-name="P21"/>
      <text:p text:style-name="P12"><text:span text:style-name="T6">3.1 Кнопки клавиатуры+</text:span><text:span text:style-name="T1">RESET.</text:span></text:p>
      <text:p text:style-name="P18"/>
      <text:p text:style-name="P13">Любая буквенная клавиша (кроме ниже описанных<text:span text:style-name="T1">)</text:span>-выводит на экран краткую помощь.</text:p>
      <text:p text:style-name="P17"><text:span text:style-name="T7">CS</text:span>-<text:span text:style-name="T4">перезапуск страницы </text:span>ROM<text:span text:style-name="T4"> </text:span>Basic 128.</text:p>
      <text:p text:style-name="P17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7"><text:span text:style-name="T7">D</text:span>-<text:span text:style-name="T4">запуск </text:span>DEMO “GRASS” by PSB^Hallowen.</text:p>
      <text:p text:style-name="P17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9">H<text:span text:style-name="T8">-</text:span><text:span text:style-name="T5">вывод на экран странички помощи.</text:span></text:p>
      <text:p text:style-name="P17"><text:span text:style-name="T7">S</text:span>-CMOS Setup.</text:p>
      <text:p text:style-name="P17"><text:span text:style-name="T7">0</text:span>-<text:span text:style-name="T4">возврат в </text:span>EVO Reset Service <text:span text:style-name="T4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5">3.2 Управление в основном меню.</text:p>
      <text:p text:style-name="P14"/>
      <text:p text:style-name="P17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15"><text:soft-page-break/>3.3 Горячие клавиши главного меню</text:p>
      <text:p text:style-name="P17"><text:span text:style-name="T7">1...4</text:span>-<text:span text:style-name="T4">выбор дисковода;</text:span></text:p>
      <text:p text:style-name="P17"><text:span text:style-name="T7">V</text:span>-<text:span text:style-name="T4">перебирает по кругу все реальные дисководы;</text:span></text:p>
      <text:p text:style-name="P19">Y-<text:span text:style-name="T5">перебирает по кругу все виртуальные дисководы;</text:span></text:p>
      <text:p text:style-name="P17"><text:span text:style-name="T7">W</text:span><text:span text:style-name="T4">-перебирает режимы </text:span>TURBO 3,5, 7, 14 <text:span text:style-name="T4">МГц;</text:span></text:p>
      <text:p text:style-name="P19">L<text:span text:style-name="T4">-</text:span><text:span text:style-name="T5">переключение загрузки с магнитофонного входа или эмуляция загрузки;</text:span></text:p>
      <text:p text:style-name="P19">G<text:span text:style-name="T8">-</text:span><text:span text:style-name="T5">выбор куда будет производиться переход по нажатию </text:span><text:span text:style-name="T8">RESET;</text:span></text:p>
      <text:p text:style-name="P19">E<text:span text:style-name="T8">-</text:span><text:span text:style-name="T5">разрешение перезагрузки шрифта для текстмода из ПЗУ;</text:span></text:p>
      <text:p text:style-name="P19">J<text:span text:style-name="T8">-</text:span><text:span text:style-name="T5">выбор типа шрифта из ПЗУ;</text:span></text:p>
      <text:p text:style-name="P19">K<text:span text:style-name="T8">-</text:span><text:span text:style-name="T5">выбор драйвера для печати из Бейсика;</text:span></text:p>
      <text:p text:style-name="P17"><text:span text:style-name="T7">M</text:span><text:span text:style-name="T4">-триггерное переключение режимов памяти </text:span>ALL/128/48;</text:p>
      <text:p text:style-name="P17"><text:span text:style-name="T7">Z</text:span>-<text:span text:style-name="T4">вызов загрузчика с </text:span>TR-DOS <text:span text:style-name="T4">дискеты;</text:span></text:p>
      <text:p text:style-name="P17"><text:span text:style-name="T7">F</text:span><text:span text:style-name="T4">-вызов загрузчика с </text:span>FAT <text:span text:style-name="T4">устройства;</text:span></text:p>
      <text:p text:style-name="P17"><text:span text:style-name="T7">T</text:span><text:span text:style-name="T4">-вызов загрузки с ленты (имитация команды </text:span>LOAD “”)<text:span text:style-name="T4">;</text:span></text:p>
      <text:p text:style-name="P17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7"><text:span text:style-name="T7">D</text:span><text:span text:style-name="T4">-вызов загрузчика с </text:span>HDD;</text:p>
      <text:p text:style-name="P17"><text:span text:style-name="T7">S</text:span><text:span text:style-name="T4">-сброс в </text:span>TR-DOS<text:span text:style-name="T4">;</text:span></text:p>
      <text:p text:style-name="P17"><text:span text:style-name="T7">I</text:span><text:span text:style-name="T4">-сброс в </text:span>Basic <text:span text:style-name="T4">48;</text:span></text:p>
      <text:p text:style-name="P17"><text:span text:style-name="T7">U</text:span><text:span text:style-name="T4">-сброс в </text:span>Basic <text:span text:style-name="T4">128;</text:span></text:p>
      <text:p text:style-name="P17"><text:span text:style-name="T7">R</text:span><text:span text:style-name="T4">-переход в меню </text:span>Service;</text:p>
      <text:p text:style-name="P13"><text:span text:style-name="T7">V</text:span><text:span text:style-name="T2">-</text:span>перебирает все реальные дисководы по кругу;</text:p>
      <text:p text:style-name="P17"><text:span text:style-name="T7">H</text:span>-<text:span text:style-name="T4">вызов страницы помощи;</text:span></text:p>
      <text:p text:style-name="P13">цифровые клавиши <text:span text:style-name="T7">1-4</text:span> выбирают соответствующий дисковод <text:span text:style-name="T1">A-D;</text:span></text:p>
      <text:p text:style-name="P13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7">9</text:span>-включение/выключение отображения времени, даты.</text:p>
      <text:p text:style-name="P13"/>
      <text:p text:style-name="P15">3.4 Горячие клавиши меню <text:span text:style-name="T1">«Service»</text:span></text:p>
      <text:p text:style-name="P19"/>
      <text:p text:style-name="P13"><text:span text:style-name="T2">R</text:span>-сброс <text:span text:style-name="T1">NeoGS </text:span>записью числа 128 в порт 51.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17"><text:span text:style-name="T7">M</text:span>-<text:span text:style-name="T4">редактор </text:span>CMOS;</text:p>
      <text:p text:style-name="P17"><text:span text:style-name="T7">S</text:span><text:span text:style-name="T4">- тестер </text:span>PC <text:span text:style-name="T4">клавиатуры;</text:span></text:p>
      <text:p text:style-name="P17"><text:span text:style-name="T7">F</text:span>-<text:span text:style-name="T4">загрузки и обновление </text:span>ROM<text:span text:style-name="T4"> (всех 512 Кб);</text:span></text:p>
      <text:p text:style-name="P17"><text:span text:style-name="T7">U</text:span>-<text:span text:style-name="T4">загрузка и обновление </text:span>ROM <text:span text:style-name="T4">пользователя (64Кб);</text:span></text:p>
      <text:p text:style-name="P16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9">T<text:span text:style-name="T8">-</text:span><text:span text:style-name="T5">загрузка набора символов для текстового видео режима.</text:span></text:p>
      <text:p text:style-name="P13"/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15">4. Обновление <text:span text:style-name="T1">FLASH ROM</text:span></text:p>
      <text:p text:style-name="P18"/>
      <text:p text:style-name="P13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3"><text:soft-page-break/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ошивание производится для всего <text:span text:style-name="T1">ROM</text:span> все 512 килобайт или 64 килобайта для прошивки пользователя. В файловом окне будут отображаться только файлы размером 512<text:span text:style-name="T1"> </text:span>Кб и с расширением *<text:span text:style-name="T1">.ROM, </text:span>при обновлении прошивки пользователя буду отображаться только файлы размером 64 Кб.</text:p>
      <text:p text:style-name="P13">При обновлении полного <text:span text:style-name="T1">ROM </text:span>прошивка пользователя будет стерта. После полного обновленя <text:span text:style-name="T1">ROM </text:span>необходимо будет произвести перепрошивание прошивки пользователя в случае надобности.</text:p>
      <text:p text:style-name="P16"/>
      <text:p text:style-name="P15">5. Изменение шрифта для текстового видео режима</text:p>
      <text:p text:style-name="P15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5"/>
      <text:p text:style-name="P15">6. Выбор альтернативных прошивок</text:p>
      <text:p text:style-name="P18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5"/>
      <text:p text:style-name="P15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4"/>
      <text:p text:style-name="P16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6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тствии образ не будет показан в файловом окне.</text:span></text:p>
      <text:p text:style-name="P16"><text:span text:style-name="T8">Формат </text:span><text:span text:style-name="T3">RAM </text:span><text:span text:style-name="T8">диска описан в конце документа.</text:span></text:p>
      <text:p text:style-name="P13"/>
      <text:p text:style-name="P15"><text:span text:style-name="T1">0</text:span>8. Загрузка с ленты</text:p>
      <text:p text:style-name="P15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<text:soft-page-break/>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5"/>
      <text:p text:style-name="P15"><text:span text:style-name="T1">0</text:span>9. Запуск из <text:span text:style-name="T1">HOBETA </text:span>файлов</text:p>
      <text:p text:style-name="P15"/>
      <text:p text:style-name="P13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/>
      <text:p text:style-name="P15">10. Редактор ячеек <text:span text:style-name="T1">CMOS</text:span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17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7"><text:span text:style-name="T7">S</text:span><text:span text:style-name="T4">-принудительное сохранение отредактированного из памяти;</text:span></text:p>
      <text:p text:style-name="P17"><text:span text:style-name="T7">X</text:span><text:span text:style-name="T4">-выход из редактора.</text:span></text:p>
      <text:p text:style-name="P13"/>
      <text:p text:style-name="P15">11. Состояние памяти при запуске <text:span text:style-name="T1">HOBETA </text:span>файлов</text:p>
      <text:p text:style-name="P15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3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5">12. Тестирование <text:span text:style-name="T1">PC </text:span>клавиатуры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18"><text:span text:style-name="T4">13. Часы и </text:span>CMOS</text:p>
      <text:p text:style-name="P18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17"><text:soft-page-break/></text:p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хранит текущий номер виртуального дисковода;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7">- 0x40...<text:tab/><text:span text:style-name="T4">64 байта</text:span></text:p>
      <text:p text:style-name="P17">...0x7F<text:tab/><text:span text:style-name="T4">используется </text:span>ProfROM <text:span text:style-name="T4">для хранения настроек.</text:span></text:p>
      <text:p text:style-name="P13">- 0<text:span text:style-name="T1">xEF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7"><text:tab/><text:tab/>4 <text:span text:style-name="T4">-</text:span> 1=<text:span text:style-name="T4">загрузка шрифта из ПЗУ по сбросу, 0=не загружать</text:span></text:p>
      <text:p text:style-name="P17"><text:span text:style-name="T4"><text:tab/><text:tab/>3 - 1=загружать из ПЗУ шрифт </text:span>CP866, 0=<text:span text:style-name="T4">загружать из ПЗУ шрифт АТМ</text:span></text:p>
      <text:p text:style-name="P13"><text:tab/><text:tab/>2 -</text:p>
      <text:p text:style-name="P13"><text:tab/><text:tab/>1 <text:span text:style-name="T1">- | </text:span>номер сброса: 0 <text:span text:style-name="T1">- Evo Service, 1-GLUK Service</text:span></text:p>
      <text:p text:style-name="P13"><text:tab/><text:tab/>0 <text:span text:style-name="T1">- | 2 - ProfROM, 3 – </text:span>свободно, игнорируется</text:p>
      <text:p text:style-name="P13"/>
      <text:p text:style-name="P15">13. Формат <text:span text:style-name="T1">RAM </text:span>диска</text:p>
      <text:p text:style-name="P15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3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мещение в байтах от начала страницы</text:p>
          </table:table-cell>
          <table:table-cell table:style-name="Таблица1.B1" office:value-type="string">
            <text:p text:style-name="P29">Описание</text:p>
          </table:table-cell>
        </table:table-row>
        <table:table-row>
          <table:table-cell table:style-name="Таблица1.A2" office:value-type="string">
            <text:p text:style-name="P32">+<text:span text:style-name="T1">#</text:span>000</text:p>
          </table:table-cell>
          <table:table-cell table:style-name="Таблица1.B2" office:value-type="string">
            <text:p text:style-name="P31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0">+<text:span text:style-name="T1">#100</text:span></text:p>
          </table:table-cell>
          <table:table-cell table:style-name="Таблица1.B2" office:value-type="string">
            <text:p text:style-name="P31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26">+#2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300</text:p>
          </table:table-cell>
          <table:table-cell table:style-name="Таблица1.B2" office:value-type="string">
            <text:p text:style-name="P31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6">+#4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500</text:p>
          </table:table-cell>
          <table:table-cell table:style-name="Таблица1.B2" office:value-type="string">
            <text:p text:style-name="P31">размер сектора *2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31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5">+#001</text:p>
          </table:table-cell>
          <table:table-cell table:style-name="Таблица1.B2" office:value-type="string">
            <text:p text:style-name="P27">Начало описателей следующей дорожки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12-04T19:01:48.17</dc:date>
    <meta:editing-duration>P14DT4H1M32S</meta:editing-duration>
    <meta:editing-cycles>150</meta:editing-cycles>
    <meta:generator>LibreOffice/3.3$Win32 LibreOffice_project/330m19$Build-202</meta:generator>
    <meta:document-statistic meta:table-count="1" meta:image-count="0" meta:object-count="0" meta:page-count="6" meta:paragraph-count="147" meta:word-count="2088" meta:character-count="15031"/>
  </office:meta>
</office:document-meta>
</file>